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style:font-name="Calibri" style:font-name-asian="Calibri" style:font-name-complex="Calibri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" style:parent-style-name="Heading2" style:family="paragraph">
      <style:paragraph-properties fo:margin-top="0.2076in" fo:margin-bottom="0.2076in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margin-top="0.1666in" fo:margin-bottom="0.1666in"/>
    </style:style>
    <style:style style:name="T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" style:parent-style-name="Normal" style:family="paragraph">
      <style:paragraph-properties fo:margin-top="0.1666in" fo:margin-bottom="0.1666in"/>
    </style:style>
    <style:style style:name="T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" style:parent-style-name="Heading2" style:family="paragraph">
      <style:paragraph-properties fo:margin-top="0.2076in" fo:margin-bottom="0.2076in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23" style:parent-style-name="ListParagraph" style:list-style-name="LFO11" style:family="paragraph">
      <style:paragraph-properties fo:margin-top="0.1666in" fo:margin-bottom="0.1666in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" style:parent-style-name="ListParagraph" style:list-style-name="LFO11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" style:parent-style-name="ListParagraph" style:list-style-name="LFO11" style:family="paragraph">
      <style:paragraph-properties fo:margin-top="0.1666in" fo:margin-bottom="0.1666in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" style:parent-style-name="ListParagraph" style:list-style-name="LFO11" style:family="paragraph">
      <style:paragraph-properties fo:margin-top="0.1666in" fo:margin-bottom="0.1666in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6" style:parent-style-name="Heading2" style:family="paragraph">
      <style:paragraph-properties fo:margin-top="0.2076in" fo:margin-bottom="0.2076in"/>
    </style:style>
    <style:style style:name="T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38" style:parent-style-name="Normal" style:family="paragraph">
      <style:paragraph-properties fo:margin-top="0.1666in" fo:margin-bottom="0.1666in"/>
    </style:style>
    <style:style style:name="T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" style:parent-style-name="Heading3" style:family="paragraph">
      <style:paragraph-properties fo:margin-top="0.1951in" fo:margin-bottom="0.1951in"/>
    </style:style>
    <style:style style:name="T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6" style:parent-style-name="ListParagraph" style:list-style-name="LFO10" style:family="paragraph">
      <style:paragraph-properties fo:margin-top="0.1666in" fo:margin-bottom="0.1666in"/>
    </style:style>
    <style:style style:name="T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" style:parent-style-name="ListParagraph" style:list-style-name="LFO10" style:family="paragraph">
      <style:paragraph-properties fo:margin-top="0.1666in" fo:margin-bottom="0.1666in"/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ListParagraph" style:list-style-name="LFO10" style:family="paragraph">
      <style:paragraph-properties fo:margin-top="0.1666in" fo:margin-bottom="0.1666in"/>
    </style:style>
    <style:style style:name="T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" style:parent-style-name="ListParagraph" style:list-style-name="LFO10" style:family="paragraph">
      <style:paragraph-properties fo:margin-top="0.1666in" fo:margin-bottom="0.1666in"/>
    </style:style>
    <style:style style:name="T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" style:parent-style-name="ListParagraph" style:list-style-name="LFO10" style:family="paragraph">
      <style:paragraph-properties fo:margin-top="0.1666in" fo:margin-bottom="0.1666in"/>
    </style:style>
    <style:style style:name="T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" style:parent-style-name="ListParagraph" style:list-style-name="LFO10" style:family="paragraph">
      <style:paragraph-properties fo:margin-top="0.1666in" fo:margin-bottom="0.1666in"/>
    </style:style>
    <style:style style:name="T6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" style:parent-style-name="ListParagraph" style:list-style-name="LFO10" style:family="paragraph">
      <style:paragraph-properties fo:margin-top="0.1666in" fo:margin-bottom="0.1666in"/>
    </style:style>
    <style:style style:name="T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" style:parent-style-name="ListParagraph" style:list-style-name="LFO10" style:family="paragraph">
      <style:paragraph-properties fo:margin-top="0.1666in" fo:margin-bottom="0.1666in"/>
    </style:style>
    <style:style style:name="T6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" style:parent-style-name="ListParagraph" style:list-style-name="LFO10" style:family="paragraph">
      <style:paragraph-properties fo:margin-top="0.1666in" fo:margin-bottom="0.1666in"/>
    </style:style>
    <style:style style:name="T7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" style:parent-style-name="ListParagraph" style:list-style-name="LFO10" style:family="paragraph">
      <style:paragraph-properties fo:margin-top="0.1666in" fo:margin-bottom="0.1666in"/>
    </style:style>
    <style:style style:name="T7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" style:parent-style-name="ListParagraph" style:list-style-name="LFO10" style:family="paragraph">
      <style:paragraph-properties fo:margin-top="0.1666in" fo:margin-bottom="0.1666in"/>
    </style:style>
    <style:style style:name="T7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" style:parent-style-name="ListParagraph" style:list-style-name="LFO10" style:family="paragraph">
      <style:paragraph-properties fo:margin-top="0.1666in" fo:margin-bottom="0.1666in"/>
    </style:style>
    <style:style style:name="T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" style:parent-style-name="Heading2" style:family="paragraph">
      <style:paragraph-properties fo:margin-top="0.2076in" fo:margin-bottom="0.2076in"/>
    </style:style>
    <style:style style:name="T8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84" style:parent-style-name="Heading3" style:family="paragraph">
      <style:paragraph-properties fo:margin-top="0.1951in" fo:margin-bottom="0.1951in"/>
    </style:style>
    <style:style style:name="T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86" style:parent-style-name="ListParagraph" style:list-style-name="LFO9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7" style:parent-style-name="ListParagraph" style:list-style-name="LFO9" style:family="paragraph">
      <style:paragraph-properties fo:margin-top="0.1666in" fo:margin-bottom="0.1666in"/>
    </style:style>
    <style:style style:name="T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" style:parent-style-name="ListParagraph" style:list-style-name="LFO9" style:family="paragraph">
      <style:paragraph-properties fo:margin-top="0.1666in" fo:margin-bottom="0.1666in"/>
    </style:style>
    <style:style style:name="T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" style:parent-style-name="Heading3" style:family="paragraph">
      <style:paragraph-properties fo:margin-top="0.1951in" fo:margin-bottom="0.1951in"/>
    </style:style>
    <style:style style:name="T9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9" style:parent-style-name="ListParagraph" style:list-style-name="LFO8" style:family="paragraph">
      <style:paragraph-properties fo:margin-top="0.1666in" fo:margin-bottom="0.1666in"/>
    </style:style>
    <style:style style:name="T1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" style:parent-style-name="ListParagraph" style:list-style-name="LFO8" style:family="paragraph">
      <style:paragraph-properties fo:margin-top="0.1666in" fo:margin-bottom="0.1666in"/>
    </style:style>
    <style:style style:name="T1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" style:parent-style-name="ListParagraph" style:list-style-name="LFO8" style:family="paragraph">
      <style:paragraph-properties fo:margin-top="0.1666in" fo:margin-bottom="0.1666in"/>
    </style:style>
    <style:style style:name="T1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" style:parent-style-name="Heading3" style:family="paragraph">
      <style:paragraph-properties fo:margin-top="0.1951in" fo:margin-bottom="0.1951in"/>
    </style:style>
    <style:style style:name="T1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13" style:parent-style-name="ListParagraph" style:list-style-name="LFO7" style:family="paragraph">
      <style:paragraph-properties fo:margin-top="0.1666in" fo:margin-bottom="0.1666in"/>
    </style:style>
    <style:style style:name="T1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6" style:parent-style-name="ListParagraph" style:list-style-name="LFO7" style:family="paragraph">
      <style:paragraph-properties fo:margin-top="0.1666in" fo:margin-bottom="0.1666in"/>
    </style:style>
    <style:style style:name="T1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0" style:parent-style-name="ListParagraph" style:list-style-name="LFO7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1" style:parent-style-name="ListParagraph" style:list-style-name="LFO7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22" style:parent-style-name="ListParagraph" style:list-style-name="LFO7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23" style:parent-style-name="ListParagraph" style:list-style-name="LFO7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24" style:parent-style-name="Heading3" style:family="paragraph">
      <style:paragraph-properties fo:margin-top="0.1951in" fo:margin-bottom="0.1951in"/>
    </style:style>
    <style:style style:name="T1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26" style:parent-style-name="Normal" style:family="paragraph">
      <style:paragraph-properties fo:margin-top="0.1666in" fo:margin-bottom="0.1666in"/>
    </style:style>
    <style:style style:name="T1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8" style:parent-style-name="DefaultParagraphFont" style:family="text">
      <style:text-properties style:font-name="Cambria Math" style:font-name-asian="Cambria Math" style:font-name-complex="Cambria Math" fo:font-style="italic" style:font-style-asian="italic" style:font-style-complex="italic" fo:font-size="12pt" style:font-size-asian="12pt" style:font-size-complex="12pt"/>
    </style:style>
    <style:style style:name="T1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0" style:parent-style-name="Normal" style:family="paragraph">
      <style:paragraph-properties fo:margin-top="0.1666in" fo:margin-bottom="0.1666in"/>
    </style:style>
    <style:style style:name="T1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2" style:parent-style-name="ListParagraph" style:list-style-name="LFO6" style:family="paragraph">
      <style:paragraph-properties fo:margin-top="0.1666in" fo:margin-bottom="0.1666in"/>
    </style:style>
    <style:style style:name="T1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5" style:parent-style-name="ListParagraph" style:list-style-name="LFO6" style:family="paragraph">
      <style:paragraph-properties fo:margin-top="0.1666in" fo:margin-bottom="0.1666in"/>
    </style:style>
    <style:style style:name="T1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8" style:parent-style-name="ListParagraph" style:list-style-name="LFO6" style:family="paragraph">
      <style:paragraph-properties fo:margin-top="0.1666in" fo:margin-bottom="0.1666in"/>
    </style:style>
    <style:style style:name="T1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1" style:parent-style-name="ListParagraph" style:list-style-name="LFO6" style:family="paragraph">
      <style:paragraph-properties fo:margin-top="0.1666in" fo:margin-bottom="0.1666in"/>
    </style:style>
    <style:style style:name="T1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4" style:parent-style-name="Heading2" style:family="paragraph">
      <style:paragraph-properties fo:margin-top="0.2076in" fo:margin-bottom="0.2076in"/>
    </style:style>
    <style:style style:name="T1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46" style:parent-style-name="Heading3" style:family="paragraph">
      <style:paragraph-properties fo:margin-top="0.1951in" fo:margin-bottom="0.1951in"/>
    </style:style>
    <style:style style:name="T1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48" style:parent-style-name="ListParagraph" style:list-style-name="LFO5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49" style:parent-style-name="ListParagraph" style:list-style-name="LFO5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0" style:parent-style-name="ListParagraph" style:list-style-name="LFO5" style:family="paragraph">
      <style:paragraph-properties fo:margin-top="0.1666in" fo:margin-bottom="0.1666in"/>
    </style:style>
    <style:style style:name="T1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3" style:parent-style-name="ListParagraph" style:list-style-name="LFO5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4" style:parent-style-name="ListParagraph" style:list-style-name="LFO5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5" style:parent-style-name="ListParagraph" style:list-style-name="LFO5" style:family="paragraph">
      <style:paragraph-properties fo:margin-top="0.1666in" fo:margin-bottom="0.1666in"/>
    </style:style>
    <style:style style:name="T1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8" style:parent-style-name="ListParagraph" style:list-style-name="LFO5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9" style:parent-style-name="ListParagraph" style:list-style-name="LFO5" style:family="paragraph">
      <style:paragraph-properties fo:margin-top="0.1666in" fo:margin-bottom="0.1666in"/>
    </style:style>
    <style:style style:name="T1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62" style:parent-style-name="ListParagraph" style:list-style-name="LFO5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63" style:parent-style-name="ListParagraph" style:list-style-name="LFO5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4" style:parent-style-name="ListParagraph" style:list-style-name="LFO5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5" style:parent-style-name="ListParagraph" style:list-style-name="LFO5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olumn168" style:family="table-column">
      <style:table-column-properties style:column-width="1.3652in" style:use-optimal-column-width="false"/>
    </style:style>
    <style:style style:name="TableColumn169" style:family="table-column">
      <style:table-column-properties style:column-width="1.1861in" style:use-optimal-column-width="false"/>
    </style:style>
    <style:style style:name="TableColumn170" style:family="table-column">
      <style:table-column-properties style:column-width="1.1402in" style:use-optimal-column-width="false"/>
    </style:style>
    <style:style style:name="TableColumn171" style:family="table-column">
      <style:table-column-properties style:column-width="0.875in" style:use-optimal-column-width="false"/>
    </style:style>
    <style:style style:name="TableColumn172" style:family="table-column">
      <style:table-column-properties style:column-width="0.875in" style:use-optimal-column-width="false"/>
    </style:style>
    <style:style style:name="Table167" style:family="table">
      <style:table-properties style:width="5.4416in" fo:margin-left="0in" table:align="left"/>
    </style:style>
    <style:style style:name="TableRow173" style:family="table-row">
      <style:table-row-properties style:min-row-height="0.2083in" style:use-optimal-row-height="false"/>
    </style:style>
    <style:style style:name="TableCell1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TableCell1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TableCell1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/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TableCell1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/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name="TableCell1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TableRow189" style:family="table-row">
      <style:table-row-properties style:min-row-height="0.2083in" style:use-optimal-row-height="false"/>
    </style:style>
    <style:style style:name="TableCell1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margin-bottom="0in"/>
    </style:style>
    <style:style style:name="TableCell19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margin-bottom="0in"/>
    </style:style>
    <style:style style:name="TableCell1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margin-bottom="0in"/>
    </style:style>
    <style:style style:name="TableCell1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margin-bottom="0in"/>
    </style:style>
    <style:style style:name="TableCell1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margin-bottom="0in"/>
    </style:style>
    <style:style style:name="TableRow200" style:family="table-row">
      <style:table-row-properties style:min-row-height="0.2083in" style:use-optimal-row-height="false"/>
    </style:style>
    <style:style style:name="TableCell2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margin-bottom="0in"/>
    </style:style>
    <style:style style:name="TableCell2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margin-bottom="0in"/>
    </style:style>
    <style:style style:name="TableCell20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margin-bottom="0in"/>
    </style:style>
    <style:style style:name="TableCell2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margin-bottom="0in"/>
    </style:style>
    <style:style style:name="TableCell2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margin-bottom="0in"/>
    </style:style>
    <style:style style:name="TableRow211" style:family="table-row">
      <style:table-row-properties style:min-row-height="0.2083in" style:use-optimal-row-height="false"/>
    </style:style>
    <style:style style:name="TableCell2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margin-bottom="0in"/>
    </style:style>
    <style:style style:name="TableCell2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margin-bottom="0in"/>
    </style:style>
    <style:style style:name="TableCell2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margin-bottom="0in"/>
    </style:style>
    <style:style style:name="TableCell2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margin-bottom="0in"/>
    </style:style>
    <style:style style:name="TableCell2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margin-bottom="0in"/>
    </style:style>
    <style:style style:name="P22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223" style:parent-style-name="Heading3" style:family="paragraph">
      <style:paragraph-properties fo:margin-top="0.1951in" fo:margin-bottom="0.1951in"/>
    </style:style>
    <style:style style:name="T2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25" style:parent-style-name="ListParagraph" style:list-style-name="LFO4" style:family="paragraph">
      <style:paragraph-properties fo:margin-top="0.1666in" fo:margin-bottom="0.1666in"/>
    </style:style>
    <style:style style:name="T22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8" style:parent-style-name="ListParagraph" style:list-style-name="LFO4" style:family="paragraph">
      <style:paragraph-properties fo:margin-top="0.1666in" fo:margin-bottom="0.1666in"/>
    </style:style>
    <style:style style:name="T2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1" style:parent-style-name="ListParagraph" style:list-style-name="LFO4" style:family="paragraph">
      <style:paragraph-properties fo:margin-top="0.1666in" fo:margin-bottom="0.1666in"/>
    </style:style>
    <style:style style:name="T2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4" style:parent-style-name="Heading2" style:family="paragraph">
      <style:paragraph-properties fo:margin-top="0.2076in" fo:margin-bottom="0.2076in"/>
    </style:style>
    <style:style style:name="T2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236" style:parent-style-name="ListParagraph" style:list-style-name="LFO3" style:family="paragraph">
      <style:paragraph-properties fo:margin-top="0.1666in" fo:margin-bottom="0.1666in"/>
    </style:style>
    <style:style style:name="T2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9" style:parent-style-name="ListParagraph" style:list-style-name="LFO3" style:family="paragraph">
      <style:paragraph-properties fo:margin-top="0.1666in" fo:margin-bottom="0.1666in"/>
    </style:style>
    <style:style style:name="T2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2" style:parent-style-name="ListParagraph" style:list-style-name="LFO3" style:family="paragraph">
      <style:paragraph-properties fo:margin-top="0.1666in" fo:margin-bottom="0.1666in"/>
    </style:style>
    <style:style style:name="T2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5" style:parent-style-name="ListParagraph" style:list-style-name="LFO3" style:family="paragraph">
      <style:paragraph-properties fo:margin-top="0.1666in" fo:margin-bottom="0.1666in"/>
    </style:style>
    <style:style style:name="T2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8" style:parent-style-name="Heading2" style:family="paragraph">
      <style:paragraph-properties fo:margin-top="0.2076in" fo:margin-bottom="0.2076in"/>
    </style:style>
    <style:style style:name="T2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250" style:parent-style-name="ListParagraph" style:list-style-name="LFO2" style:family="paragraph">
      <style:paragraph-properties fo:margin-top="0.1666in" fo:margin-bottom="0.1666in"/>
    </style:style>
    <style:style style:name="T2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3" style:parent-style-name="ListParagraph" style:list-style-name="LFO2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4" style:parent-style-name="ListParagraph" style:list-style-name="LFO2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5" style:parent-style-name="ListParagraph" style:list-style-name="LFO2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6" style:parent-style-name="ListParagraph" style:list-style-name="LFO2" style:family="paragraph">
      <style:paragraph-properties fo:margin-top="0.1666in" fo:margin-bottom="0.1666in"/>
    </style:style>
    <style:style style:name="T2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9" style:parent-style-name="ListParagraph" style:list-style-name="LFO2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0" style:parent-style-name="ListParagraph" style:list-style-name="LFO2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1" style:parent-style-name="ListParagraph" style:list-style-name="LFO2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2" style:parent-style-name="ListParagraph" style:list-style-name="LFO2" style:family="paragraph">
      <style:paragraph-properties fo:margin-top="0.1666in" fo:margin-bottom="0.1666in"/>
    </style:style>
    <style:style style:name="T2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5" style:parent-style-name="ListParagraph" style:list-style-name="LFO2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6" style:parent-style-name="ListParagraph" style:list-style-name="LFO2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7" style:parent-style-name="ListParagraph" style:list-style-name="LFO2" style:family="paragraph">
      <style:paragraph-properties fo:margin-top="0.1666in" fo:margin-bottom="0.166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8" style:parent-style-name="Heading2" style:family="paragraph">
      <style:paragraph-properties fo:margin-top="0.2076in" fo:margin-bottom="0.2076in"/>
    </style:style>
    <style:style style:name="T26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270" style:parent-style-name="Normal" style:family="paragraph">
      <style:paragraph-properties fo:margin-top="0.1666in" fo:margin-bottom="0.1666in"/>
    </style:style>
    <style:style style:name="T2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0" style:parent-style-name="ListParagraph" style:list-style-name="LFO1" style:family="paragraph">
      <style:paragraph-properties fo:margin-top="0.1666in" fo:margin-bottom="0.1666in"/>
    </style:style>
    <style:style style:name="T28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3" style:parent-style-name="ListParagraph" style:list-style-name="LFO1" style:family="paragraph">
      <style:paragraph-properties fo:margin-top="0.1666in" fo:margin-bottom="0.1666in"/>
    </style:style>
    <style:style style:name="T2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6" style:parent-style-name="ListParagraph" style:list-style-name="LFO1" style:family="paragraph">
      <style:paragraph-properties fo:margin-top="0.1666in" fo:margin-bottom="0.1666in"/>
    </style:style>
    <style:style style:name="T2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9" style:parent-style-name="Normal" style:family="paragraph">
      <style:paragraph-properties fo:margin-top="0.1666in" fo:margin-bottom="0.1666in"/>
    </style:style>
    <style:style style:name="T2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5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Pusuluri Naga Anusha<text:s/></text:p>
      <text:p text:style-name="P2">Project-3</text:p>
      <text:p text:style-name="Normal"><text:span text:style-name="T3"><text:s text:c="53"/></text:span><text:span text:style-name="T4">Supermarket Customer Segmentation</text:span></text:p>
      <text:h text:style-name="P5" text:outline-level="2"><text:span text:style-name="T6">1. Introduction</text:span></text:h>
      <text:p text:style-name="P7"><text:span text:style-name="T8">Supermarkets deal with a wide variety of customers who differ in preferences, spending<text:s/></text:span><text:span text:style-name="T9">behaviour</text:span><text:span text:style-name="T10">, and shopping frequency. Understanding these differences is critical for creating effective marketing campaigns, personalizing offers, and improving profitability.</text:span></text:p>
      <text:p text:style-name="P11"><text:span text:style-name="T12">This project focuses on<text:s/></text:span><text:span text:style-name="T13">customer segmentation</text:span><text:span text:style-name="T14"><text:s/>using purchase history from a supermarket sales dataset (Kaggle:<text:s/></text:span><text:span text:style-name="T15">Supermarket Sales Data – Myanmar</text:span><text:span text:style-name="T16">). By clustering customers based on shopping<text:s/></text:span><text:span text:style-name="T17">behaviour</text:span><text:span text:style-name="T18">, we identify distinct groups and evaluate their<text:s/></text:span><text:span text:style-name="T19">financial contribution</text:span><text:span text:style-name="T20"><text:s/>using a profit model.</text:span></text:p>
      <text:p text:style-name="Normal"/>
      <text:h text:style-name="P21" text:outline-level="2"><text:span text:style-name="T22">2. Objective</text:span></text:h>
      <text:list text:style-name="LFO11" text:continue-numbering="true">
        <text:list-item>
          <text:p text:style-name="P23"><text:span text:style-name="T24">Segment customers into meaningful groups such as<text:s/></text:span><text:span text:style-name="T25">Health-conscious Buyers, Snack Lovers, and Bulk Buyers</text:span><text:span text:style-name="T26">.</text:span></text:p>
        </text:list-item>
        <text:list-item>
          <text:p text:style-name="P27">Analyse<text:s/>spending patterns, category preferences, and visit frequency.</text:p>
        </text:list-item>
        <text:list-item>
          <text:p text:style-name="P28"><text:span text:style-name="T29">Apply a<text:s/></text:span><text:span text:style-name="T30">financial equation</text:span><text:span text:style-name="T31"><text:s/>to evaluate profitability per segment.</text:span></text:p>
        </text:list-item>
        <text:list-item>
          <text:p text:style-name="P32"><text:span text:style-name="T33">Provide<text:s/></text:span><text:span text:style-name="T34">business insights</text:span><text:span text:style-name="T35"><text:s/>for targeted marketing and loyalty programs.</text:span></text:p>
        </text:list-item>
      </text:list>
      <text:p text:style-name="Normal"/>
      <text:h text:style-name="P36" text:outline-level="2"><text:span text:style-name="T37">3. Dataset Description</text:span></text:h>
      <text:p text:style-name="P38"><text:span text:style-name="T39">Source:</text:span><text:span text:style-name="T40"><text:s/>Kaggle – Supermarket Sales Dataset</text:span><text:line-break/><text:span text:style-name="T41"><text:s/></text:span><text:span text:style-name="T42">Size:</text:span><text:span text:style-name="T43"><text:s/>~1,000 transactions across 3 branches</text:span></text:p>
      <text:h text:style-name="P44" text:outline-level="3"><text:span text:style-name="T45">Key Columns:</text:span></text:h>
      <text:list text:style-name="LFO10" text:continue-numbering="true">
        <text:list-item>
          <text:p text:style-name="P46"><text:span text:style-name="T47">Invoice ID</text:span><text:span text:style-name="T48"><text:s/>– unique transaction</text:span></text:p>
        </text:list-item>
        <text:list-item>
          <text:p text:style-name="P49"><text:span text:style-name="T50">Branch, City</text:span><text:span text:style-name="T51"><text:s/>– location data</text:span></text:p>
        </text:list-item>
        <text:list-item>
          <text:p text:style-name="P52"><text:span text:style-name="T53">Customer Type</text:span><text:span text:style-name="T54"><text:s/>– Member / Normal</text:span></text:p>
        </text:list-item>
        <text:list-item>
          <text:p text:style-name="P55"><text:span text:style-name="T56">Gender</text:span><text:span text:style-name="T57"><text:s/>– Male / Female</text:span></text:p>
        </text:list-item>
        <text:list-item>
          <text:p text:style-name="P58"><text:span text:style-name="T59">Product Line</text:span><text:span text:style-name="T60"><text:s/>– categories (Health &amp; Beauty, Food &amp; Beverages, Home &amp; Lifestyle, Electronics, Sports, Fashion)</text:span></text:p>
        </text:list-item>
        <text:list-item>
          <text:p text:style-name="P61"><text:span text:style-name="T62">Unit Price</text:span><text:span text:style-name="T63"><text:s/>– price per item</text:span></text:p>
        </text:list-item>
        <text:list-item>
          <text:p text:style-name="P64"><text:span text:style-name="T65">Quantity</text:span><text:span text:style-name="T66"><text:s/>– number of items bought</text:span></text:p>
        </text:list-item>
        <text:list-item>
          <text:p text:style-name="P67"><text:span text:style-name="T68">Total</text:span><text:span text:style-name="T69"><text:s/>– bill amount</text:span></text:p>
        </text:list-item>
        <text:list-item>
          <text:p text:style-name="P70"><text:span text:style-name="T71">COGS &amp; Gross Income</text:span><text:span text:style-name="T72"><text:s/>– cost and profit</text:span></text:p>
        </text:list-item>
        <text:list-item>
          <text:p text:style-name="P73"><text:span text:style-name="T74">Date, Time</text:span><text:span text:style-name="T75"><text:s/>– when purchase happened</text:span></text:p>
        </text:list-item>
        <text:list-item>
          <text:p text:style-name="P76"><text:span text:style-name="T77">Payment</text:span><text:span text:style-name="T78"><text:s/>– Cash, E-wallet, Card</text:span></text:p>
        </text:list-item>
        <text:list-item>
          <text:p text:style-name="P79"><text:span text:style-name="T80">Rating</text:span><text:span text:style-name="T81"><text:s/>– customer satisfaction</text:span></text:p>
        </text:list-item>
      </text:list>
      <text:p text:style-name="Normal"/>
      <text:h text:style-name="P82" text:outline-level="2"><text:span text:style-name="T83">4. Methodology</text:span></text:h>
      <text:h text:style-name="P84" text:outline-level="3"><text:span text:style-name="T85">Step 1: Data Cleaning &amp; Preparation</text:span></text:h>
      <text:list text:style-name="LFO9" text:continue-numbering="true">
        <text:list-item>
          <text:p text:style-name="P86">Renamed columns for consistency</text:p>
        </text:list-item>
        <text:list-item>
          <text:p text:style-name="P87"><text:span text:style-name="T88">Parsed<text:s/></text:span><text:span text:style-name="T89">date &amp; time</text:span><text:span text:style-name="T90"><text:s/>→ created<text:s/></text:span><text:span text:style-name="T91">Time of Day</text:span><text:span text:style-name="T92"><text:s/>feature</text:span></text:p>
        </text:list-item>
        <text:list-item>
          <text:p text:style-name="P93"><text:span text:style-name="T94">Grouped transactions by<text:s/></text:span><text:span text:style-name="T95">Invoice ID</text:span><text:span text:style-name="T96"><text:s/>to form basket-level data</text:span></text:p>
        </text:list-item>
      </text:list>
      <text:h text:style-name="P97" text:outline-level="3"><text:span text:style-name="T98">Step 2: Feature Engineering</text:span></text:h>
      <text:list text:style-name="LFO8" text:continue-numbering="true">
        <text:list-item>
          <text:p text:style-name="P99"><text:span text:style-name="T100">Calculated<text:s/></text:span><text:span text:style-name="T101">Total Spend, Total Quantity, Average Price</text:span><text:span text:style-name="T102"><text:s/>per basket</text:span></text:p>
        </text:list-item>
        <text:list-item>
          <text:p text:style-name="P103"><text:span text:style-name="T104">Created<text:s/></text:span><text:span text:style-name="T105">Spend per Product Line</text:span><text:span text:style-name="T106"><text:s/>→ pivoted to wide format</text:span></text:p>
        </text:list-item>
        <text:list-item>
          <text:p text:style-name="P107"><text:span text:style-name="T108">Derived<text:s/></text:span><text:span text:style-name="T109">Share of Spend</text:span><text:span text:style-name="T110"><text:s/>features (e.g., % spent on Food &amp; Beverages)</text:span></text:p>
        </text:list-item>
      </text:list>
      <text:h text:style-name="P111" text:outline-level="3"><text:span text:style-name="T112">Step 3: Clustering</text:span></text:h>
      <text:list text:style-name="LFO7" text:continue-numbering="true">
        <text:list-item>
          <text:p text:style-name="P113"><text:span text:style-name="T114">Features standardized using<text:s/></text:span><text:span text:style-name="T115">StandardScaler</text:span></text:p>
        </text:list-item>
        <text:list-item>
          <text:p text:style-name="P116"><text:span text:style-name="T117">Applied<text:s/></text:span><text:span text:style-name="T118">K-Means clustering</text:span><text:span text:style-name="T119"><text:s/>(k=3 chosen via Elbow &amp; Silhouette)</text:span></text:p>
        </text:list-item>
        <text:list-item>
          <text:p text:style-name="P120">Segments interpreted as:</text:p>
          <text:list text:continue-numbering="true">
            <text:list-item>
              <text:p text:style-name="P121">Snack Lovers</text:p>
            </text:list-item>
            <text:list-item>
              <text:p text:style-name="P122">Health-conscious Buyers</text:p>
            </text:list-item>
            <text:list-item>
              <text:p text:style-name="P123">Bulk Buyers</text:p>
            </text:list-item>
          </text:list>
        </text:list-item>
      </text:list>
      <text:h text:style-name="P124" text:outline-level="3"><text:span text:style-name="T125">Step 4: Financial Equation</text:span></text:h>
      <text:p text:style-name="P126"><text:span text:style-name="T127">We applied the model:</text:span></text:p>
      <text:p text:style-name="Normal"><text:span text:style-name="T128">y=m⋅x(t)−cy = m \cdot x(t) - c</text:span><text:span text:style-name="T129">y=m⋅x(t)−c<text:s/></text:span></text:p>
      <text:p text:style-name="P130"><text:span text:style-name="T131">Where:</text:span></text:p>
      <text:list text:style-name="LFO6" text:continue-numbering="true">
        <text:list-item>
          <text:p text:style-name="P132"><text:span text:style-name="T133">y</text:span><text:span text:style-name="T134"><text:s/>→ Profit</text:span></text:p>
        </text:list-item>
        <text:list-item>
          <text:p text:style-name="P135"><text:span text:style-name="T136">m</text:span><text:span text:style-name="T137"><text:s/>→ Average unit price</text:span></text:p>
        </text:list-item>
        <text:list-item>
          <text:p text:style-name="P138"><text:span text:style-name="T139">x(t)</text:span><text:span text:style-name="T140"><text:s/>→ Number of items purchased</text:span></text:p>
        </text:list-item>
        <text:list-item>
          <text:p text:style-name="P141"><text:span text:style-name="T142">c</text:span><text:span text:style-name="T143"><text:s/>→ Allocated cost</text:span></text:p>
        </text:list-item>
      </text:list>
      <text:p text:style-name="Normal"/>
      <text:h text:style-name="P144" text:outline-level="2"><text:span text:style-name="T145">5. Results &amp; Analysis</text:span></text:h>
      <text:h text:style-name="P146" text:outline-level="3"><text:span text:style-name="T147">🔹 Cluster Profiles</text:span></text:h>
      <text:list text:style-name="LFO5" text:continue-numbering="true">
        <text:list-item>
          <text:p text:style-name="P148">Snack Lovers</text:p>
          <text:list text:continue-numbering="true">
            <text:list-item>
              <text:p text:style-name="P149">Frequent purchases, small baskets</text:p>
            </text:list-item>
            <text:list-item>
              <text:p text:style-name="P150"><text:span text:style-name="T151">High share in<text:s/></text:span><text:span text:style-name="T152">Food &amp; Beverages</text:span></text:p>
            </text:list-item>
            <text:list-item>
              <text:p text:style-name="P153">Low cost, moderate profit</text:p>
            </text:list-item>
          </text:list>
        </text:list-item>
        <text:list-item>
          <text:p text:style-name="P154">Health-conscious Buyers</text:p>
          <text:list text:continue-numbering="true">
            <text:list-item>
              <text:p text:style-name="P155"><text:span text:style-name="T156">More spend in<text:s/></text:span><text:span text:style-name="T157">Health &amp; Beauty + Food</text:span></text:p>
            </text:list-item>
            <text:list-item>
              <text:p text:style-name="P158">Willing to pay premium</text:p>
            </text:list-item>
            <text:list-item>
              <text:p text:style-name="P159"><text:span text:style-name="T160">Moderate profit but better for<text:s/></text:span><text:span text:style-name="T161">long-term loyalty</text:span></text:p>
            </text:list-item>
          </text:list>
        </text:list-item>
        <text:list-item>
          <text:p text:style-name="P162">Bulk Buyers</text:p>
          <text:list text:continue-numbering="true">
            <text:list-item>
              <text:p text:style-name="P163">High spend across categories</text:p>
            </text:list-item>
            <text:list-item>
              <text:p text:style-name="P164">Large basket size, family/household needs</text:p>
            </text:list-item>
            <text:list-item>
              <text:p text:style-name="P165">Very high profit contribution</text:p>
            </text:list-item>
          </text:list>
        </text:list-item>
      </text:list>
      <text:h text:style-name="Heading3" text:outline-level="3"><text:span text:style-name="T166"><text:s/>Numerical Example (Dummy Values)</text:span></text:h>
      <table:table table:style-name="Table167">
        <table:table-columns>
          <table:table-column table:style-name="TableColumn168"/>
          <table:table-column table:style-name="TableColumn169"/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<text:span text:style-name="T176">Segment</text:span></text:p>
          </table:table-cell>
          <table:table-cell table:style-name="TableCell177">
            <text:p text:style-name="P178"><text:span text:style-name="T179">Avg Price (m)</text:span></text:p>
          </table:table-cell>
          <table:table-cell table:style-name="TableCell180">
            <text:p text:style-name="P181"><text:span text:style-name="T182">Avg Units (x)</text:span></text:p>
          </table:table-cell>
          <table:table-cell table:style-name="TableCell183">
            <text:p text:style-name="P184"><text:span text:style-name="T185">Cost (c)</text:span></text:p>
          </table:table-cell>
          <table:table-cell table:style-name="TableCell186">
            <text:p text:style-name="P187"><text:span text:style-name="T188">Profit (y)</text:span></text:p>
          </table:table-cell>
        </table:table-row>
        <table:table-row table:style-name="TableRow189">
          <table:table-cell table:style-name="TableCell190">
            <text:p text:style-name="P191">Health-conscious</text:p>
          </table:table-cell>
          <table:table-cell table:style-name="TableCell192">
            <text:p text:style-name="P193">₹200</text:p>
          </table:table-cell>
          <table:table-cell table:style-name="TableCell194">
            <text:p text:style-name="P195">500</text:p>
          </table:table-cell>
          <table:table-cell table:style-name="TableCell196">
            <text:p text:style-name="P197">₹50,000</text:p>
          </table:table-cell>
          <table:table-cell table:style-name="TableCell198">
            <text:p text:style-name="P199">₹50,000</text:p>
          </table:table-cell>
        </table:table-row>
        <table:table-row table:style-name="TableRow200">
          <table:table-cell table:style-name="TableCell201">
            <text:p text:style-name="P202">Snack Lovers</text:p>
          </table:table-cell>
          <table:table-cell table:style-name="TableCell203">
            <text:p text:style-name="P204">₹50</text:p>
          </table:table-cell>
          <table:table-cell table:style-name="TableCell205">
            <text:p text:style-name="P206">2000</text:p>
          </table:table-cell>
          <table:table-cell table:style-name="TableCell207">
            <text:p text:style-name="P208">₹30,000</text:p>
          </table:table-cell>
          <table:table-cell table:style-name="TableCell209">
            <text:p text:style-name="P210">₹70,000</text:p>
          </table:table-cell>
        </table:table-row>
        <table:table-row table:style-name="TableRow211">
          <table:table-cell table:style-name="TableCell212">
            <text:p text:style-name="P213">Bulk Buyers</text:p>
          </table:table-cell>
          <table:table-cell table:style-name="TableCell214">
            <text:p text:style-name="P215">₹120</text:p>
          </table:table-cell>
          <table:table-cell table:style-name="TableCell216">
            <text:p text:style-name="P217">5000</text:p>
          </table:table-cell>
          <table:table-cell table:style-name="TableCell218">
            <text:p text:style-name="P219">₹2,00,000</text:p>
          </table:table-cell>
          <table:table-cell table:style-name="TableCell220">
            <text:p text:style-name="P221">₹4,00,000</text:p>
          </table:table-cell>
        </table:table-row>
      </table:table>
      <text:p text:style-name="P222"/>
      <text:h text:style-name="P223" text:outline-level="3"><text:span text:style-name="T224">Insights</text:span></text:h>
      <text:list text:style-name="LFO4" text:continue-numbering="true">
        <text:list-item>
          <text:p text:style-name="P225"><text:span text:style-name="T226">Snack Lovers</text:span><text:span text:style-name="T227">: Reliable day-to-day revenue; best for combo offers &amp; digital wallet discounts.</text:span></text:p>
        </text:list-item>
        <text:list-item>
          <text:p text:style-name="P228"><text:span text:style-name="T229">Health-conscious Buyers</text:span><text:span text:style-name="T230">: Premium products, branding opportunities; nurture loyalty with health programs.</text:span></text:p>
        </text:list-item>
        <text:list-item>
          <text:p text:style-name="P231"><text:span text:style-name="T232">Bulk Buyers</text:span><text:span text:style-name="T233">: Most profitable; invest in retention (free delivery, priority service).</text:span></text:p>
        </text:list-item>
      </text:list>
      <text:p text:style-name="Normal"/>
      <text:h text:style-name="P234" text:outline-level="2"><text:span text:style-name="T235">6. Visualization Ideas</text:span></text:h>
      <text:list text:style-name="LFO3" text:continue-numbering="true">
        <text:list-item>
          <text:p text:style-name="P236"><text:span text:style-name="T237">Bar chart</text:span><text:span text:style-name="T238">: Profit by customer segment</text:span></text:p>
        </text:list-item>
        <text:list-item>
          <text:p text:style-name="P239"><text:span text:style-name="T240">Pie chart</text:span><text:span text:style-name="T241">: Share of spend by category</text:span></text:p>
        </text:list-item>
        <text:list-item>
          <text:p text:style-name="P242"><text:span text:style-name="T243">Cluster scatterplot (PCA)</text:span><text:span text:style-name="T244">: Segment separation</text:span></text:p>
        </text:list-item>
        <text:list-item>
          <text:p text:style-name="P245"><text:span text:style-name="T246">Trendline</text:span><text:span text:style-name="T247">: Profit over time per segment</text:span></text:p>
        </text:list-item>
      </text:list>
      <text:p text:style-name="Normal"/>
      <text:h text:style-name="P248" text:outline-level="2"><text:span text:style-name="T249">7. Business Recommendations</text:span></text:h>
      <text:list text:style-name="LFO2" text:continue-numbering="true">
        <text:list-item>
          <text:p text:style-name="P250"><text:span text:style-name="T251">Targeted Promotions</text:span><text:span text:style-name="T252">:</text:span></text:p>
          <text:list text:continue-numbering="true">
            <text:list-item>
              <text:p text:style-name="P253">Snacks → bundle offers</text:p>
            </text:list-item>
            <text:list-item>
              <text:p text:style-name="P254">Health-conscious → premium discounts on organic items</text:p>
            </text:list-item>
            <text:list-item>
              <text:p text:style-name="P255">Bulk buyers → subscription &amp; loyalty perks</text:p>
            </text:list-item>
          </text:list>
        </text:list-item>
        <text:list-item>
          <text:p text:style-name="P256"><text:span text:style-name="T257">Inventory Planning</text:span><text:span text:style-name="T258">:</text:span></text:p>
          <text:list text:continue-numbering="true">
            <text:list-item>
              <text:p text:style-name="P259">Increase stock for snack items (fast moving)</text:p>
            </text:list-item>
            <text:list-item>
              <text:p text:style-name="P260">Ensure steady supply of fresh/organic items</text:p>
            </text:list-item>
            <text:list-item>
              <text:p text:style-name="P261">Plan bulk packs for large households</text:p>
            </text:list-item>
          </text:list>
        </text:list-item>
        <text:list-item>
          <text:p text:style-name="P262"><text:span text:style-name="T263">Revenue Growth</text:span><text:span text:style-name="T264">:</text:span></text:p>
          <text:list text:continue-numbering="true">
            <text:list-item>
              <text:p text:style-name="P265">Encourage bulk buyers to remain loyal</text:p>
            </text:list-item>
            <text:list-item>
              <text:p text:style-name="P266">Convert snack lovers into bulk buyers via family offers</text:p>
            </text:list-item>
            <text:list-item>
              <text:p text:style-name="P267">Cross-sell health-conscious products</text:p>
            </text:list-item>
          </text:list>
        </text:list-item>
      </text:list>
      <text:p text:style-name="Normal"/>
      <text:h text:style-name="P268" text:outline-level="2"><text:span text:style-name="T269">8. Conclusion</text:span></text:h>
      <text:p text:style-name="P270"><text:span text:style-name="T271">This project shows that customer segmentation helps supermarkets<text:s/></text:span><text:span text:style-name="T272">identify profitable customer groups</text:span><text:span text:style-name="T273"><text:s/>and<text:s/></text:span><text:span text:style-name="T274">plan strategies accordingly</text:span><text:span text:style-name="T275">. By combining<text:s/></text:span><text:span text:style-name="T276">clustering analysis</text:span><text:span text:style-name="T277"><text:s/>with a<text:s/></text:span><text:span text:style-name="T278">financial profit model</text:span><text:span text:style-name="T279">, we gain a more practical view of which customers drive business success.</text:span></text:p>
      <text:list text:style-name="LFO1" text:continue-numbering="true">
        <text:list-item>
          <text:p text:style-name="P280"><text:span text:style-name="T281">Snack lovers</text:span><text:span text:style-name="T282"><text:s/>ensure regular revenue.</text:span></text:p>
        </text:list-item>
        <text:list-item>
          <text:p text:style-name="P283"><text:span text:style-name="T284">Health-conscious buyers</text:span><text:span text:style-name="T285"><text:s/>support premium sales.</text:span></text:p>
        </text:list-item>
        <text:list-item>
          <text:p text:style-name="P286"><text:span text:style-name="T287">Bulk buyers</text:span><text:span text:style-name="T288"><text:s/>generate the highest profits.</text:span></text:p>
        </text:list-item>
      </text:list>
      <text:p text:style-name="P289"><text:span text:style-name="T290">Such insights enable<text:s/></text:span><text:span text:style-name="T291">data-driven marketing</text:span><text:span text:style-name="T292"><text:s/>and<text:s/></text:span><text:span text:style-name="T293">financial planning</text:span><text:span text:style-name="T294"><text:s/>for sustained growth.</text:span></text:p>
      <text:p text:style-name="P2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tya Harshini Ratnakaram</meta:initial-creator>
    <dc:creator>Naga Anusha Pusuluri</dc:creator>
    <meta:creation-date>2025-08-17T19:07:00Z</meta:creation-date>
    <dc:date>2025-08-17T19:07:00Z</dc:date>
    <meta:template xlink:href="Normal.dotm" xlink:type="simple"/>
    <meta:editing-cycles>3</meta:editing-cycles>
    <meta:editing-duration>PT0S</meta:editing-duration>
    <meta:document-statistic meta:page-count="1" meta:paragraph-count="8" meta:word-count="660" meta:character-count="4420" meta:row-count="31" meta:non-whitespace-character-count="3768"/>
  </office:meta>
</office:document-meta>
</file>